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24pt" style:text-underline-style="solid" style:text-underline-width="auto" style:text-underline-color="font-color" officeooo:rsid="001c27b7" officeooo:paragraph-rsid="001c27b7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2pt" style:text-underline-style="none" officeooo:rsid="001c27b7" officeooo:paragraph-rsid="001c27b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2pt" style:text-underline-style="none" officeooo:rsid="001d0278" officeooo:paragraph-rsid="001d0278" style:font-size-asian="10.5pt" style:font-size-complex="12pt"/>
    </style:style>
    <style:style style:name="T1" style:family="text">
      <style:text-properties officeooo:rsid="001d0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oix d'implémentation:</text:p>
      <text:p text:style-name="P2"/>
      <text:p text:style-name="P2">- <text:span text:style-name="T1">Un joueur ne peut avoir qu'une partie à la fois</text:span></text:p>
      <text:p text:style-name="P2">- <text:span text:style-name="T1">La probabilité de chaque pouvoir spécial est la même pour tous les pouvoirs (on définit 1 proba pour tous les pouvoirs)</text:span></text:p>
      <text:p text:style-name="P2"/>
      <text:p text:style-name="P2"/>
      <text:p text:style-name="P2"/>
      <text:p text:style-name="P2"/>
      <text:p text:style-name="P3">Idées : </text:p>
      <text:p text:style-name="P3">- Liste de joueurs pour la base de données (#BDavancée&lt;3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 Gaunet</meta:initial-creator>
    <meta:creation-date>2017-03-20T14:04:15.961451613</meta:creation-date>
    <dc:date>2017-03-20T14:25:01.163637015</dc:date>
    <dc:creator>Cyril Gaunet</dc:creator>
    <meta:editing-duration>PT5M35S</meta:editing-duration>
    <meta:editing-cycles>1</meta:editing-cycles>
    <meta:document-statistic meta:table-count="0" meta:image-count="0" meta:object-count="0" meta:page-count="1" meta:paragraph-count="5" meta:word-count="47" meta:character-count="258" meta:non-whitespace-character-count="215"/>
    <meta:generator>LibreOffice/4.3.7.2$Linux_X86_64 LibreOffice_project/430$Build-2</meta:generator>
  </office:meta>
</office:document-meta>
</file>